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36000000B4B3713A595CF1BBBA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Gras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ocuments_5f_a_5f_Rendre" style:display-name="Documents_a_Rendre" style:family="table">
      <style:table-properties style:width="16.496cm" table:align="left"/>
    </style:style>
    <style:style style:name="Documents_5f_a_5f_Rendre.A" style:display-name="Documents_a_Rendre.A" style:family="table-column">
      <style:table-column-properties style:column-width="6.198cm"/>
    </style:style>
    <style:style style:name="Documents_5f_a_5f_Rendre.B" style:display-name="Documents_a_Rendre.B" style:family="table-column">
      <style:table-column-properties style:column-width="5.006cm"/>
    </style:style>
    <style:style style:name="Documents_5f_a_5f_Rendre.C" style:display-name="Documents_a_Rendre.C" style:family="table-column">
      <style:table-column-properties style:column-width="5.292cm"/>
    </style:style>
    <style:style style:name="Documents_5f_a_5f_Rendre.1" style:display-name="Documents_a_Rendre.1" style:family="table-row">
      <style:table-row-properties style:min-row-height="0.806cm"/>
    </style:style>
    <style:style style:name="Documents_5f_a_5f_Rendre.A1" style:display-name="Documents_a_Rendre.A1" style:family="table-cell">
      <style:table-cell-properties fo:background-color="#009999" fo:padding="0.097cm" fo:border-left="0.75pt solid #000000" fo:border-right="none" fo:border-top="0.75pt solid #000000" fo:border-bottom="0.75pt solid #000000">
        <style:background-image/>
      </style:table-cell-properties>
    </style:style>
    <style:style style:name="Documents_5f_a_5f_Rendre.C1" style:display-name="Documents_a_Rendre.C1" style:family="table-cell">
      <style:table-cell-properties fo:background-color="#009999" fo:padding="0.097cm" fo:border="0.75pt solid #000000">
        <style:background-image/>
      </style:table-cell-properties>
    </style:style>
    <style:style style:name="Documents_5f_a_5f_Rendre.2" style:display-name="Documents_a_Rendre.2" style:family="table-row">
      <style:table-row-properties style:min-row-height="0.79cm"/>
    </style:style>
    <style:style style:name="Documents_5f_a_5f_Rendre.A2" style:display-name="Documents_a_Rendre.A2" style:family="table-cell">
      <style:table-cell-properties fo:background-color="#cfe7f5" fo:padding="0.097cm" fo:border-left="0.75pt solid #000000" fo:border-right="none" fo:border-top="none" fo:border-bottom="0.75pt solid #000000">
        <style:background-image/>
      </style:table-cell-properties>
    </style:style>
    <style:style style:name="Documents_5f_a_5f_Rendre.C2" style:display-name="Documents_a_Rendre.C2" style:family="table-cell">
      <style:table-cell-properties fo:background-color="#cfe7f5" fo:padding="0.097cm" fo:border-left="0.75pt solid #000000" fo:border-right="0.75pt solid #000000" fo:border-top="none" fo:border-bottom="0.75pt solid #000000">
        <style:background-image/>
      </style:table-cell-properties>
    </style:style>
    <style:style style:name="Documents_5f_a_5f_Rendre.7" style:display-name="Documents_a_Rendre.7" style:family="table-row">
      <style:table-row-properties style:min-row-height="0.788cm"/>
    </style:style>
    <style:style style:name="Documents_5f_a_5f_Rendre.8" style:display-name="Documents_a_Rendre.8" style:family="table-row">
      <style:table-row-properties style:min-row-height="0.808cm"/>
    </style:style>
    <style:style style:name="P1" style:family="paragraph" style:parent-style-name="Text_20_body">
      <style:paragraph-properties fo:text-align="center" style:justify-single-word="false"/>
      <style:text-properties fo:font-size="28pt" fo:font-style="italic" officeooo:paragraph-rsid="00187ad0" style:font-size-asian="28pt" style:font-style-asian="italic" style:font-size-complex="28pt" style:font-style-complex="italic"/>
    </style:style>
    <style:style style:name="P2" style:family="paragraph" style:parent-style-name="Text_20_body">
      <style:paragraph-properties fo:text-align="center" style:justify-single-word="false"/>
      <style:text-properties fo:font-size="28pt" fo:font-style="italic" officeooo:rsid="002b97b7" officeooo:paragraph-rsid="002b97b7" style:font-size-asian="28pt" style:font-style-asian="italic" style:font-size-complex="28pt" style:font-style-complex="italic"/>
    </style:style>
    <style:style style:name="P3" style:family="paragraph" style:parent-style-name="Text_20_body">
      <style:text-properties fo:background-color="transparent"/>
    </style:style>
    <style:style style:name="P4" style:family="paragraph" style:parent-style-name="Text_20_body">
      <style:text-properties officeooo:rsid="0024514f" officeooo:paragraph-rsid="0024514f" fo:background-color="transparent"/>
    </style:style>
    <style:style style:name="P5" style:family="paragraph" style:parent-style-name="Text_20_body">
      <style:text-properties officeooo:rsid="0020d72a" officeooo:paragraph-rsid="0020d72a" fo:background-color="transparent"/>
    </style:style>
    <style:style style:name="P6" style:family="paragraph" style:parent-style-name="Text_20_body">
      <style:text-properties officeooo:paragraph-rsid="0020d72a"/>
    </style:style>
    <style:style style:name="P7" style:family="paragraph" style:parent-style-name="Text_20_body">
      <style:paragraph-properties fo:text-align="end" style:justify-single-word="false"/>
      <style:text-properties fo:font-size="18pt" fo:font-style="italic" fo:font-weight="normal" officeooo:rsid="00260b8e" officeooo:paragraph-rsid="00282a85" style:font-size-asian="28pt" style:font-style-asian="italic" style:font-weight-asian="normal" style:font-size-complex="28pt" style:font-style-complex="italic" style:font-weight-complex="normal"/>
    </style:style>
    <style:style style:name="P8" style:family="paragraph" style:parent-style-name="Text_20_body">
      <style:paragraph-properties fo:text-align="center" style:justify-single-word="false"/>
      <style:text-properties fo:font-size="18pt" fo:font-style="italic" fo:font-weight="normal" officeooo:rsid="00260b8e" officeooo:paragraph-rsid="00282a85" style:font-size-asian="15.75pt" style:font-style-asian="italic" style:font-weight-asian="normal" style:font-size-complex="18pt" style:font-style-complex="italic" style:font-weight-complex="normal"/>
    </style:style>
    <style:style style:name="P9" style:family="paragraph" style:parent-style-name="Text_20_body">
      <style:paragraph-properties fo:text-align="center" style:justify-single-word="false"/>
      <style:text-properties fo:font-size="18pt" fo:font-style="italic" style:text-underline-style="solid" style:text-underline-width="auto" style:text-underline-color="font-color" fo:font-weight="normal" officeooo:rsid="00227e64" officeooo:paragraph-rsid="00282a85" style:font-size-asian="15.75pt" style:font-style-asian="italic" style:font-weight-asian="normal" style:font-size-complex="18pt" style:font-style-complex="italic" style:font-weight-complex="normal"/>
    </style:style>
    <style:style style:name="P10" style:family="paragraph" style:parent-style-name="Text_20_body">
      <style:paragraph-properties fo:text-align="center" style:justify-single-word="false"/>
      <style:text-properties fo:font-size="18pt" fo:font-style="italic" style:text-underline-style="solid" style:text-underline-width="auto" style:text-underline-color="font-color" fo:font-weight="normal" officeooo:rsid="00242012" officeooo:paragraph-rsid="00282a85" style:font-size-asian="15.75pt" style:font-style-asian="italic" style:font-weight-asian="normal" style:font-size-complex="18pt" style:font-style-complex="italic" style:font-weight-complex="normal"/>
    </style:style>
    <style:style style:name="P11" style:family="paragraph" style:parent-style-name="Text_20_body">
      <style:text-properties fo:font-style="italic" officeooo:paragraph-rsid="00282a85" style:font-style-asian="italic" style:font-style-complex="italic"/>
    </style:style>
    <style:style style:name="P12" style:family="paragraph" style:parent-style-name="Text_20_body">
      <style:paragraph-properties fo:text-align="center" style:justify-single-word="false"/>
      <style:text-properties officeooo:paragraph-rsid="00282a85"/>
    </style:style>
    <style:style style:name="P13" style:family="paragraph" style:parent-style-name="Text_20_body">
      <style:paragraph-properties fo:text-align="center" style:justify-single-word="false"/>
      <style:text-properties fo:font-size="22pt" fo:font-style="italic" fo:font-weight="bold" officeooo:rsid="0020e8ee" officeooo:paragraph-rsid="00282a85" style:font-style-asian="italic" style:font-weight-asian="bold" style:font-style-complex="italic" style:font-weight-complex="bold"/>
    </style:style>
    <style:style style:name="P14" style:family="paragraph" style:parent-style-name="Text_20_body">
      <style:paragraph-properties fo:text-align="center" style:justify-single-word="false"/>
      <style:text-properties fo:font-size="22pt" fo:font-style="italic" fo:font-weight="bold" officeooo:rsid="00227e64" officeooo:paragraph-rsid="00282a85" style:font-style-asian="italic" style:font-weight-asian="bold" style:font-style-complex="italic" style:font-weight-complex="bold"/>
    </style:style>
    <style:style style:name="P15" style:family="paragraph" style:parent-style-name="Text_20_body">
      <style:paragraph-properties fo:text-align="center" style:justify-single-word="false"/>
      <style:text-properties fo:font-size="20pt" fo:font-style="italic" fo:font-weight="bold" officeooo:rsid="00227e64" officeooo:paragraph-rsid="00282a85" style:font-size-asian="20pt" style:font-style-asian="italic" style:font-weight-asian="bold" style:font-size-complex="20pt" style:font-style-complex="italic" style:font-weight-complex="bold"/>
    </style:style>
    <style:style style:name="P16" style:family="paragraph" style:parent-style-name="Text_20_body">
      <style:text-properties officeooo:paragraph-rsid="00282a85"/>
    </style:style>
    <style:style style:name="P17" style:family="paragraph" style:parent-style-name="Text_20_body">
      <style:text-properties officeooo:rsid="0024514f" officeooo:paragraph-rsid="0024514f"/>
    </style:style>
    <style:style style:name="P18" style:family="paragraph" style:parent-style-name="Text_20_body">
      <style:text-properties officeooo:rsid="0024514f" officeooo:paragraph-rsid="002b7ce7"/>
    </style:style>
    <style:style style:name="P19" style:family="paragraph" style:parent-style-name="Text_20_body">
      <style:text-properties officeooo:rsid="0020d72a" officeooo:paragraph-rsid="0020d72a"/>
    </style:style>
    <style:style style:name="P20" style:family="paragraph" style:parent-style-name="Text_20_body">
      <style:paragraph-properties fo:text-align="start" style:justify-single-word="false"/>
      <style:text-properties fo:font-size="12pt" fo:font-style="italic" officeooo:rsid="002c3b55" officeooo:paragraph-rsid="002ddf7d" style:font-size-asian="10.5pt" style:font-style-asian="italic" style:font-size-complex="12pt" style:font-style-complex="italic"/>
    </style:style>
    <style:style style:name="P21" style:family="paragraph" style:parent-style-name="Text_20_body">
      <style:paragraph-properties fo:text-align="start" style:justify-single-word="false"/>
      <style:text-properties fo:font-size="12pt" fo:font-style="italic" officeooo:rsid="002c3b55" officeooo:paragraph-rsid="002f7aa2" style:font-size-asian="10.5pt" style:font-style-asian="italic" style:font-size-complex="12pt" style:font-style-complex="italic"/>
    </style:style>
    <style:style style:name="P22" style:family="paragraph" style:parent-style-name="Text_20_body">
      <style:paragraph-properties fo:text-align="start" style:justify-single-word="false"/>
      <style:text-properties style:text-position="0% 100%" fo:font-size="12pt" fo:font-style="italic" officeooo:rsid="002e5e07" officeooo:paragraph-rsid="002f7aa2" fo:background-color="transparent" style:font-size-asian="10.5pt" style:font-style-asian="italic" style:font-size-complex="12pt" style:font-style-complex="italic"/>
    </style:style>
    <style:style style:name="P23" style:family="paragraph" style:parent-style-name="Text_20_body">
      <style:text-properties officeooo:rsid="0050bef9" officeooo:paragraph-rsid="00549385"/>
    </style:style>
    <style:style style:name="P24" style:family="paragraph" style:parent-style-name="Text_20_body">
      <style:paragraph-properties fo:margin-top="0cm" fo:margin-bottom="0cm" loext:contextual-spacing="false"/>
      <style:text-properties officeooo:paragraph-rsid="001fb343"/>
    </style:style>
    <style:style style:name="P25" style:family="paragraph" style:parent-style-name="Text_20_body">
      <style:paragraph-properties fo:margin-top="0cm" fo:margin-bottom="0cm" loext:contextual-spacing="false"/>
      <style:text-properties fo:font-size="13pt" officeooo:paragraph-rsid="001fb343" style:font-size-asian="13pt" style:font-size-complex="13pt"/>
    </style:style>
    <style:style style:name="P26" style:family="paragraph" style:parent-style-name="Text_20_body">
      <style:paragraph-properties fo:margin-top="0cm" fo:margin-bottom="0cm" loext:contextual-spacing="false"/>
      <style:text-properties fo:font-size="13pt" officeooo:rsid="001e559b" officeooo:paragraph-rsid="00348fc9" style:font-size-asian="13pt" style:font-size-complex="13pt"/>
    </style:style>
    <style:style style:name="P27" style:family="paragraph" style:parent-style-name="Text_20_body">
      <style:paragraph-properties fo:margin-top="0cm" fo:margin-bottom="0cm" loext:contextual-spacing="false"/>
      <style:text-properties officeooo:paragraph-rsid="00348fc9"/>
    </style:style>
    <style:style style:name="P28" style:family="paragraph" style:parent-style-name="Table_20_Contents">
      <style:paragraph-properties fo:text-align="center" style:justify-single-word="false"/>
      <style:text-properties officeooo:rsid="00253b24" officeooo:paragraph-rsid="00253b24" fo:background-color="transparent"/>
    </style:style>
    <style:style style:name="P29" style:family="paragraph" style:parent-style-name="Table_20_Contents">
      <style:paragraph-properties fo:text-align="center" style:justify-single-word="false"/>
      <style:text-properties fo:color="#ffffff" fo:font-weight="bold" officeooo:rsid="00267b98" officeooo:paragraph-rsid="00267b98" fo:background-color="transparent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color="#ffffff" fo:font-weight="bold" officeooo:rsid="00275815" officeooo:paragraph-rsid="00275815" fo:background-color="transparent" style:font-weight-asian="bold" style:font-weight-complex="bold"/>
    </style:style>
    <style:style style:name="P31" style:family="paragraph" style:parent-style-name="Table_20_Contents">
      <style:text-properties officeooo:rsid="00275815" officeooo:paragraph-rsid="00275815"/>
    </style:style>
    <style:style style:name="P32" style:family="paragraph" style:parent-style-name="Table_20_Contents">
      <style:text-properties officeooo:rsid="00282a85" officeooo:paragraph-rsid="00282a85"/>
    </style:style>
    <style:style style:name="P33" style:family="paragraph" style:parent-style-name="Text_20_body">
      <style:paragraph-properties fo:break-before="page"/>
      <style:text-properties officeooo:rsid="0024514f" officeooo:paragraph-rsid="0024514f"/>
    </style:style>
    <style:style style:name="P34" style:family="paragraph" style:parent-style-name="Heading_20_1">
      <style:paragraph-properties fo:break-before="page"/>
    </style:style>
    <style:style style:name="P35" style:family="paragraph" style:parent-style-name="Title" style:master-page-name="First_20_Page">
      <style:paragraph-properties style:page-number="auto"/>
      <style:text-properties officeooo:paragraph-rsid="00282a85"/>
    </style:style>
    <style:style style:name="P36" style:family="paragraph" style:parent-style-name="Heading_20_3">
      <style:text-properties officeooo:paragraph-rsid="002f7aa2"/>
    </style:style>
    <style:style style:name="P37" style:family="paragraph" style:parent-style-name="Text_20_body" style:list-style-name="L1">
      <style:paragraph-properties fo:text-align="start" style:justify-single-word="false"/>
      <style:text-properties officeooo:paragraph-rsid="002ddf7d"/>
    </style:style>
    <style:style style:name="P38" style:family="paragraph" style:parent-style-name="Text_20_body" style:list-style-name="L1">
      <style:paragraph-properties fo:text-align="start" style:justify-single-word="false"/>
      <style:text-properties officeooo:paragraph-rsid="002e5e07"/>
    </style:style>
    <style:style style:name="P39" style:family="paragraph" style:parent-style-name="Text_20_body" style:list-style-name="L10">
      <style:paragraph-properties fo:text-align="start" style:justify-single-word="false"/>
      <style:text-properties officeooo:paragraph-rsid="00560009"/>
    </style:style>
    <style:style style:name="P40" style:family="paragraph" style:parent-style-name="Text_20_body" style:list-style-name="L2">
      <style:text-properties style:text-position="0% 100%" fo:font-size="12pt" fo:font-style="italic" officeooo:rsid="003606f5" officeooo:paragraph-rsid="0036b271" fo:background-color="transparent" style:font-size-asian="10.5pt" style:font-style-asian="italic" style:font-size-complex="12pt" style:font-style-complex="italic"/>
    </style:style>
    <style:style style:name="P41" style:family="paragraph" style:parent-style-name="Text_20_body" style:list-style-name="L2">
      <style:text-properties style:text-position="0% 100%" fo:font-size="12pt" fo:font-style="italic" officeooo:rsid="003606f5" officeooo:paragraph-rsid="003ee164" fo:background-color="transparent" style:font-size-asian="10.5pt" style:font-style-asian="italic" style:font-size-complex="12pt" style:font-style-complex="italic"/>
    </style:style>
    <style:style style:name="P42" style:family="paragraph" style:parent-style-name="Text_20_body" style:list-style-name="L2">
      <style:text-properties style:text-position="0% 100%" fo:font-size="12pt" fo:font-style="italic" officeooo:rsid="0036b271" officeooo:paragraph-rsid="003ee164" fo:background-color="transparent" style:font-size-asian="10.5pt" style:font-style-asian="italic" style:font-size-complex="12pt" style:font-style-complex="italic"/>
    </style:style>
    <style:style style:name="P43" style:family="paragraph" style:parent-style-name="Text_20_body" style:list-style-name="L3">
      <style:text-properties officeooo:paragraph-rsid="00497b4f"/>
    </style:style>
    <style:style style:name="P44" style:family="paragraph" style:parent-style-name="Text_20_body" style:list-style-name="L3">
      <style:text-properties officeooo:rsid="004551b6" officeooo:paragraph-rsid="0045c636"/>
    </style:style>
    <style:style style:name="P45" style:family="paragraph" style:parent-style-name="Text_20_body" style:list-style-name="L3">
      <style:text-properties officeooo:rsid="00497b4f" officeooo:paragraph-rsid="00497b4f"/>
    </style:style>
    <style:style style:name="P46" style:family="paragraph" style:parent-style-name="Text_20_body" style:list-style-name="L3">
      <style:text-properties officeooo:rsid="004ebfea" officeooo:paragraph-rsid="004ebfea"/>
    </style:style>
    <style:style style:name="P47" style:family="paragraph" style:parent-style-name="Text_20_body" style:list-style-name="L3">
      <style:text-properties officeooo:rsid="004ebfea" officeooo:paragraph-rsid="0050bef9"/>
    </style:style>
    <style:style style:name="P48" style:family="paragraph" style:parent-style-name="Text_20_body" style:list-style-name="L3">
      <style:text-properties fo:color="#000000" officeooo:rsid="004ba31a" officeooo:paragraph-rsid="004ebfea" fo:background-color="transparent"/>
    </style:style>
    <style:style style:name="P49" style:family="paragraph" style:parent-style-name="Text_20_body" style:list-style-name="L3">
      <style:text-properties fo:color="#000000" officeooo:rsid="004ebfea" officeooo:paragraph-rsid="004ebfea" fo:background-color="transparent"/>
    </style:style>
    <style:style style:name="P50" style:family="paragraph" style:parent-style-name="Text_20_body" style:list-style-name="L3">
      <style:text-properties fo:color="#000000" officeooo:rsid="004ebfea" officeooo:paragraph-rsid="0050bef9" fo:background-color="transparent"/>
    </style:style>
    <style:style style:name="P51" style:family="paragraph" style:parent-style-name="Text_20_body">
      <style:text-properties fo:color="#000000" officeooo:rsid="0050bef9" officeooo:paragraph-rsid="0050bef9" fo:background-color="transparent"/>
    </style:style>
    <style:style style:name="P52" style:family="paragraph" style:parent-style-name="Text_20_body">
      <style:text-properties fo:color="#000000" officeooo:rsid="00539ac9" officeooo:paragraph-rsid="00549385" fo:background-color="transparent"/>
    </style:style>
    <style:style style:name="P53" style:family="paragraph" style:parent-style-name="Text_20_body" style:list-style-name="L3">
      <style:text-properties officeooo:rsid="0041f2fc" officeooo:paragraph-rsid="004ebfea"/>
    </style:style>
    <style:style style:name="P54" style:family="paragraph" style:parent-style-name="Text_20_body" style:list-style-name="L3">
      <style:text-properties officeooo:rsid="0050bef9" officeooo:paragraph-rsid="0050bef9"/>
    </style:style>
    <style:style style:name="P55" style:family="paragraph" style:parent-style-name="Text_20_body" style:list-style-name="L4">
      <style:text-properties officeooo:rsid="0050bef9" officeooo:paragraph-rsid="0052a907"/>
    </style:style>
    <style:style style:name="P56" style:family="paragraph" style:parent-style-name="Text_20_body" style:list-style-name="L4">
      <style:text-properties officeooo:rsid="0050bef9" officeooo:paragraph-rsid="00539ac9"/>
    </style:style>
    <style:style style:name="P57" style:family="paragraph" style:parent-style-name="Text_20_body" style:list-style-name="L4">
      <style:text-properties officeooo:rsid="0050bef9" officeooo:paragraph-rsid="00549385"/>
    </style:style>
    <style:style style:name="P58" style:family="paragraph" style:parent-style-name="Text_20_body">
      <style:paragraph-properties fo:break-before="page"/>
      <style:text-properties fo:color="#ff3333" officeooo:rsid="0044da1d" fo:background-color="transparent"/>
    </style:style>
    <style:style style:name="P59" style:family="paragraph" style:parent-style-name="Text_20_body">
      <style:paragraph-properties fo:break-before="page"/>
      <style:text-properties fo:color="#000000" officeooo:rsid="004ba31a" officeooo:paragraph-rsid="004ebfea" fo:background-color="transparent"/>
    </style:style>
    <style:style style:name="P60" style:family="paragraph" style:parent-style-name="Heading_20_2">
      <style:paragraph-properties fo:text-align="center" style:justify-single-word="false"/>
      <style:text-properties officeooo:paragraph-rsid="00282a85"/>
    </style:style>
    <style:style style:name="P6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387ce" officeooo:paragraph-rsid="00560009" style:font-size-asian="18pt" style:font-weight-asian="bold" style:font-size-complex="18pt" style:font-weight-complex="bold"/>
    </style:style>
    <style:style style:name="P62" style:family="paragraph" style:parent-style-name="Standard">
      <style:text-properties officeooo:rsid="001387ce" officeooo:paragraph-rsid="00560009"/>
    </style:style>
    <style:style style:name="P63" style:family="paragraph" style:parent-style-name="Standard">
      <style:text-properties fo:font-weight="normal" officeooo:rsid="001387ce" officeooo:paragraph-rsid="00560009" style:font-weight-asian="normal" style:font-weight-complex="normal"/>
    </style:style>
    <style:style style:name="P64" style:family="paragraph" style:parent-style-name="Standard">
      <style:text-properties fo:font-weight="normal" officeooo:rsid="003777b4" officeooo:paragraph-rsid="00560009" style:font-weight-asian="normal" style:font-weight-complex="normal"/>
    </style:style>
    <style:style style:name="P65" style:family="paragraph" style:parent-style-name="Standard">
      <style:text-properties fo:font-weight="normal" officeooo:rsid="00370036" officeooo:paragraph-rsid="00560009" style:font-weight-asian="normal" style:font-weight-complex="normal"/>
    </style:style>
    <style:style style:name="P66" style:family="paragraph" style:parent-style-name="Standard" style:list-style-name="L12">
      <style:text-properties fo:font-weight="normal" officeooo:rsid="00370036" officeooo:paragraph-rsid="00560009" style:font-weight-asian="normal" style:font-weight-complex="normal"/>
    </style:style>
    <style:style style:name="P67" style:family="paragraph" style:parent-style-name="Standard" style:list-style-name="L11">
      <style:text-properties fo:font-weight="normal" officeooo:rsid="0017bb8b" officeooo:paragraph-rsid="00560009" style:font-weight-asian="normal" style:font-weight-complex="normal"/>
    </style:style>
    <style:style style:name="P68" style:family="paragraph" style:parent-style-name="Standard">
      <style:text-properties fo:font-weight="normal" officeooo:rsid="00162c62" officeooo:paragraph-rsid="00560009" style:font-weight-asian="normal" style:font-weight-complex="normal"/>
    </style:style>
    <style:style style:name="P69" style:family="paragraph" style:parent-style-name="Standard">
      <style:text-properties fo:font-weight="normal" officeooo:rsid="00158851" officeooo:paragraph-rsid="00560009" style:font-weight-asian="normal" style:font-weight-complex="normal"/>
    </style:style>
    <style:style style:name="P70" style:family="paragraph" style:parent-style-name="Standard">
      <style:text-properties fo:font-weight="normal" officeooo:rsid="003ae2a8" officeooo:paragraph-rsid="00560009" style:font-weight-asian="normal" style:font-weight-complex="normal"/>
    </style:style>
    <style:style style:name="P71" style:family="paragraph" style:parent-style-name="Standard">
      <style:text-properties fo:font-weight="normal" officeooo:rsid="003595e3" officeooo:paragraph-rsid="00560009" style:font-weight-asian="normal" style:font-weight-complex="normal"/>
    </style:style>
    <style:style style:name="P72" style:family="paragraph" style:parent-style-name="Standard">
      <style:text-properties fo:font-weight="normal" officeooo:rsid="0035ac28" officeooo:paragraph-rsid="00560009" style:font-weight-asian="normal" style:font-weight-complex="normal"/>
    </style:style>
    <style:style style:name="P73" style:family="paragraph" style:parent-style-name="Standard">
      <style:text-properties fo:font-weight="normal" officeooo:rsid="003a5ab1" officeooo:paragraph-rsid="00560009" style:font-weight-asian="normal" style:font-weight-complex="normal"/>
    </style:style>
    <style:style style:name="P74" style:family="paragraph" style:parent-style-name="Standard">
      <style:text-properties fo:font-weight="normal" officeooo:rsid="001bdbc2" officeooo:paragraph-rsid="00560009" style:font-weight-asian="normal" style:font-weight-complex="normal"/>
    </style:style>
    <style:style style:name="P75" style:family="paragraph" style:parent-style-name="Standard" style:list-style-name="L13">
      <style:text-properties fo:font-weight="normal" officeooo:rsid="0014eacb" officeooo:paragraph-rsid="00560009" style:font-weight-asian="normal" style:font-weight-complex="normal"/>
    </style:style>
    <style:style style:name="P76" style:family="paragraph" style:parent-style-name="Standard">
      <style:text-properties fo:font-weight="normal" officeooo:rsid="00158851" officeooo:paragraph-rsid="00560009" fo:background-color="#ffff00" style:font-weight-asian="normal" style:font-weight-complex="normal"/>
    </style:style>
    <style:style style:name="P77" style:family="paragraph" style:parent-style-name="Standard" style:list-style-name="L13">
      <style:text-properties fo:font-weight="normal" officeooo:rsid="004bb6f2" officeooo:paragraph-rsid="00560009" fo:background-color="transparent" style:font-weight-asian="normal" style:font-weight-complex="normal"/>
    </style:style>
    <style:style style:name="P78" style:family="paragraph" style:parent-style-name="Standard">
      <style:text-properties fo:color="#ff0000" officeooo:rsid="00162c62" officeooo:paragraph-rsid="00560009"/>
    </style:style>
    <style:style style:name="P79" style:family="paragraph" style:parent-style-name="Standard">
      <style:text-properties fo:color="#ff0000" fo:font-weight="normal" officeooo:rsid="00370036" officeooo:paragraph-rsid="00560009" style:font-weight-asian="normal" style:font-weight-complex="normal"/>
    </style:style>
    <style:style style:name="P80" style:family="paragraph" style:parent-style-name="Standard">
      <style:text-properties officeooo:rsid="00162c62" officeooo:paragraph-rsid="00560009"/>
    </style:style>
    <style:style style:name="P81" style:family="paragraph" style:parent-style-name="Standard">
      <style:text-properties fo:color="#111111" fo:font-weight="normal" officeooo:rsid="0037ba7a" officeooo:paragraph-rsid="00560009" style:font-weight-asian="normal" style:font-weight-complex="normal"/>
    </style:style>
    <style:style style:name="P82" style:family="paragraph" style:parent-style-name="Standard" style:list-style-name="L11">
      <style:text-properties officeooo:rsid="0017bb8b" officeooo:paragraph-rsid="00560009"/>
    </style:style>
    <style:style style:name="P83" style:family="paragraph" style:parent-style-name="Standard">
      <style:text-properties officeooo:rsid="0015bebd" officeooo:paragraph-rsid="00560009"/>
    </style:style>
    <style:style style:name="P84" style:family="paragraph" style:parent-style-name="Standard">
      <style:text-properties officeooo:paragraph-rsid="00560009"/>
    </style:style>
    <style:style style:name="P85" style:family="paragraph">
      <loext:graphic-properties draw:fill="solid" draw:fill-color="#eeeeee" draw:opacity="50%"/>
      <style:text-properties fo:font-size="12pt"/>
    </style:style>
    <style:style style:name="P86" style:family="paragraph">
      <style:paragraph-properties fo:margin-left="0cm" fo:margin-right="0cm" fo:margin-top="0cm" fo:margin-bottom="0cm" fo:line-height="100%" fo:text-align="center" fo:text-indent="0cm"/>
    </style:style>
    <style:style style:name="P87" style:family="paragraph">
      <style:paragraph-properties fo:margin-left="0cm" fo:margin-right="0cm" fo:margin-top="0cm" fo:margin-bottom="0cm" fo:line-height="100%" fo:text-align="start" fo:text-indent="0cm"/>
    </style:style>
    <style:style style:name="P88" style:family="paragraph">
      <loext:graphic-properties draw:fill="solid" draw:fill-color="#99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9" style:family="paragraph">
      <loext:graphic-properties draw:fill="solid" draw:fill-color="#eeeeee" draw:opacity="50%"/>
    </style:style>
    <style:style style:name="P9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91" style:family="paragraph">
      <loext:graphic-properties draw:fill-color="#99cccc"/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2" style:family="paragraph">
      <loext:graphic-properties draw:fill="solid" draw:fill-color="#dddddd" draw:opacity="50%"/>
    </style:style>
    <style:style style:name="P93" style:family="paragraph">
      <loext:graphic-properties draw:fill="solid" draw:fill-color="#cfe7f5" draw:opacity="50%"/>
      <style:text-properties fo:font-size="12pt"/>
    </style:style>
    <style:style style:name="T1" style:family="text">
      <style:text-properties fo:font-style="italic" fo:font-weight="bold" officeooo:rsid="00282a85" style:font-style-asian="italic" style:font-weight-asian="bold" style:font-style-complex="italic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0e8ee" style:font-style-asian="italic" style:font-style-complex="italic"/>
    </style:style>
    <style:style style:name="T4" style:family="text">
      <style:text-properties fo:font-style="italic" officeooo:rsid="00282a85" style:font-style-asian="italic" style:font-style-complex="italic"/>
    </style:style>
    <style:style style:name="T5" style:family="text">
      <style:text-properties officeooo:rsid="001e293b"/>
    </style:style>
    <style:style style:name="T6" style:family="text">
      <style:text-properties officeooo:rsid="001e559b"/>
    </style:style>
    <style:style style:name="T7" style:family="text">
      <style:text-properties officeooo:rsid="001fb343"/>
    </style:style>
    <style:style style:name="T8" style:family="text">
      <style:text-properties fo:color="#ffffff" fo:font-weight="bold" style:font-weight-asian="bold" style:font-weight-complex="bold"/>
    </style:style>
    <style:style style:name="T9" style:family="text">
      <style:text-properties fo:color="#ffffff" fo:font-weight="bold" officeooo:rsid="00267b98" style:font-weight-asian="bold" style:font-weight-complex="bold"/>
    </style:style>
    <style:style style:name="T10" style:family="text">
      <style:text-properties fo:background-color="transparent" loext:char-shading-value="0"/>
    </style:style>
    <style:style style:name="T11" style:family="text">
      <style:text-properties officeooo:rsid="001fb343" fo:background-color="transparent" loext:char-shading-value="0"/>
    </style:style>
    <style:style style:name="T12" style:family="text">
      <style:text-properties officeooo:rsid="0044da1d" fo:background-color="transparent" loext:char-shading-value="0"/>
    </style:style>
    <style:style style:name="T13" style:family="text">
      <style:text-properties officeooo:rsid="0052a907" fo:background-color="transparent" loext:char-shading-value="0"/>
    </style:style>
    <style:style style:name="T14" style:family="text">
      <style:text-properties officeooo:rsid="00565ac0" fo:background-color="transparent" loext:char-shading-value="0"/>
    </style:style>
    <style:style style:name="T15" style:family="text">
      <style:text-properties officeooo:rsid="00282a85"/>
    </style:style>
    <style:style style:name="T16" style:family="text">
      <style:text-properties style:font-size-asian="15.75pt" style:font-size-complex="18pt"/>
    </style:style>
    <style:style style:name="T17" style:family="text">
      <style:text-properties officeooo:rsid="003226fc" style:font-size-asian="15.75pt" style:font-size-complex="18pt"/>
    </style:style>
    <style:style style:name="T18" style:family="text">
      <style:text-properties officeooo:rsid="00282a85" style:font-size-asian="15.75pt" style:font-size-complex="18pt"/>
    </style:style>
    <style:style style:name="T19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fo:color="#000000" fo:background-color="transparent" loext:char-shading-value="0"/>
    </style:style>
    <style:style style:name="T21" style:family="text">
      <style:text-properties fo:color="#000000" officeooo:rsid="0045c636" fo:background-color="transparent" loext:char-shading-value="0"/>
    </style:style>
    <style:style style:name="T22" style:family="text">
      <style:text-properties fo:color="#000000" officeooo:rsid="00462398" fo:background-color="transparent" loext:char-shading-value="0"/>
    </style:style>
    <style:style style:name="T23" style:family="text">
      <style:text-properties fo:color="#000000" officeooo:rsid="0047aa2e" fo:background-color="transparent" loext:char-shading-value="0"/>
    </style:style>
    <style:style style:name="T24" style:family="text">
      <style:text-properties fo:color="#000000" officeooo:rsid="004abc8f" fo:background-color="transparent" loext:char-shading-value="0"/>
    </style:style>
    <style:style style:name="T25" style:family="text">
      <style:text-properties fo:color="#000000" officeooo:rsid="004ba31a" fo:background-color="transparent" loext:char-shading-value="0"/>
    </style:style>
    <style:style style:name="T26" style:family="text">
      <style:text-properties fo:color="#000000" officeooo:rsid="0044da1d" fo:background-color="transparent" loext:char-shading-value="0"/>
    </style:style>
    <style:style style:name="T27" style:family="text">
      <style:text-properties fo:color="#000000" officeooo:rsid="00497b4f" fo:background-color="transparent" loext:char-shading-value="0"/>
    </style:style>
    <style:style style:name="T28" style:family="text">
      <style:text-properties fo:color="#000000" officeooo:rsid="0050bef9" fo:background-color="transparent" loext:char-shading-value="0"/>
    </style:style>
    <style:style style:name="T29" style:family="text">
      <style:text-properties fo:color="#000000" officeooo:rsid="0052a907" fo:background-color="transparent" loext:char-shading-value="0"/>
    </style:style>
    <style:style style:name="T30" style:family="text">
      <style:text-properties fo:color="#000000" officeooo:rsid="00539ac9" fo:background-color="transparent" loext:char-shading-value="0"/>
    </style:style>
    <style:style style:name="T31" style:family="text">
      <style:text-properties fo:color="#000000" officeooo:rsid="0053dfe9" fo:background-color="transparent" loext:char-shading-value="0"/>
    </style:style>
    <style:style style:name="T32" style:family="text">
      <style:text-properties fo:color="#000000" officeooo:rsid="00549385" fo:background-color="transparent" loext:char-shading-value="0"/>
    </style:style>
    <style:style style:name="T33" style:family="text">
      <style:text-properties fo:color="#000000" officeooo:rsid="0055a6ba" fo:background-color="transparent" loext:char-shading-value="0"/>
    </style:style>
    <style:style style:name="T34" style:family="text">
      <style:text-properties fo:color="#000000" fo:font-weight="bold" officeooo:rsid="0052a907" fo:background-color="#dddddd" loext:char-shading-value="0" style:font-weight-asian="bold" style:font-weight-complex="bold"/>
    </style:style>
    <style:style style:name="T35" style:family="text">
      <style:text-properties fo:color="#000000" officeooo:rsid="0052a907" fo:background-color="#dddddd" loext:char-shading-value="0"/>
    </style:style>
    <style:style style:name="T36" style:family="text">
      <style:text-properties fo:color="#000000" officeooo:rsid="00539ac9" fo:background-color="#dddddd" loext:char-shading-value="0"/>
    </style:style>
    <style:style style:name="T37" style:family="text">
      <style:text-properties officeooo:rsid="00227e64"/>
    </style:style>
    <style:style style:name="T38" style:family="text">
      <style:text-properties fo:font-size="20pt" style:text-underline-style="none" style:font-size-asian="20pt" style:font-size-complex="20pt"/>
    </style:style>
    <style:style style:name="T39" style:family="text">
      <style:text-properties fo:font-size="16pt"/>
    </style:style>
    <style:style style:name="T40" style:family="text">
      <style:text-properties fo:font-size="16pt" style:text-underline-style="solid" style:text-underline-width="auto" style:text-underline-color="font-color"/>
    </style:style>
    <style:style style:name="T41" style:family="text">
      <style:text-properties fo:font-size="13pt" style:font-size-asian="13pt" style:font-size-complex="13pt"/>
    </style:style>
    <style:style style:name="T42" style:family="text">
      <style:text-properties fo:font-size="13pt" officeooo:rsid="001e559b" style:font-size-asian="13pt" style:font-size-complex="13pt"/>
    </style:style>
    <style:style style:name="T43" style:family="text">
      <style:text-properties fo:font-size="13pt" officeooo:rsid="00348fc9" style:font-size-asian="13pt" style:font-size-complex="13pt"/>
    </style:style>
    <style:style style:name="T44" style:family="text">
      <style:text-properties officeooo:rsid="002b7ce7"/>
    </style:style>
    <style:style style:name="T45" style:family="text">
      <style:text-properties officeooo:rsid="002ddf7d"/>
    </style:style>
    <style:style style:name="T46" style:family="text">
      <style:text-properties style:text-position="super 58%" officeooo:rsid="002ddf7d"/>
    </style:style>
    <style:style style:name="T47" style:family="text">
      <style:text-properties style:text-position="super 58%" fo:font-size="12pt" fo:font-style="italic" fo:background-color="transparent" loext:char-shading-value="0" style:font-size-asian="10.5pt" style:font-style-asian="italic" style:font-size-complex="12pt" style:font-style-complex="italic"/>
    </style:style>
    <style:style style:name="T48" style:family="text">
      <style:text-properties style:text-position="0% 100%" fo:font-size="12pt" fo:font-style="italic" fo:background-color="transparent" loext:char-shading-value="0" style:font-size-asian="10.5pt" style:font-style-asian="italic" style:font-size-complex="12pt" style:font-style-complex="italic"/>
    </style:style>
    <style:style style:name="T49" style:family="text">
      <style:text-properties style:text-position="0% 100%" fo:font-size="12pt" fo:font-style="italic" officeooo:rsid="002f7aa2" fo:background-color="transparent" loext:char-shading-value="0" style:font-size-asian="10.5pt" style:font-style-asian="italic" style:font-size-complex="12pt" style:font-style-complex="italic"/>
    </style:style>
    <style:style style:name="T50" style:family="text">
      <style:text-properties fo:font-size="12pt" fo:font-style="italic" fo:background-color="transparent" loext:char-shading-value="0" style:font-size-asian="10.5pt" style:font-style-asian="italic" style:font-size-complex="12pt" style:font-style-complex="italic"/>
    </style:style>
    <style:style style:name="T51" style:family="text">
      <style:text-properties fo:font-size="12pt" fo:font-style="italic" officeooo:rsid="002c3b55" fo:background-color="transparent" loext:char-shading-value="0" style:font-size-asian="10.5pt" style:font-style-asian="italic" style:font-size-complex="12pt" style:font-style-complex="italic"/>
    </style:style>
    <style:style style:name="T52" style:family="text">
      <style:text-properties fo:font-size="12pt" fo:font-style="italic" officeooo:rsid="002ddf7d" fo:background-color="transparent" loext:char-shading-value="0" style:font-size-asian="10.5pt" style:font-style-asian="italic" style:font-size-complex="12pt" style:font-style-complex="italic"/>
    </style:style>
    <style:style style:name="T53" style:family="text">
      <style:text-properties fo:font-size="12pt" fo:font-style="italic" officeooo:rsid="002e5e07" fo:background-color="transparent" loext:char-shading-value="0" style:font-size-asian="10.5pt" style:font-style-asian="italic" style:font-size-complex="12pt" style:font-style-complex="italic"/>
    </style:style>
    <style:style style:name="T54" style:family="text">
      <style:text-properties officeooo:rsid="002f7aa2"/>
    </style:style>
    <style:style style:name="T55" style:family="text">
      <style:text-properties fo:color="#ff3333" fo:font-size="12pt" fo:font-style="italic" officeooo:rsid="002e5e07" fo:background-color="transparent" loext:char-shading-value="0" style:font-size-asian="10.5pt" style:font-style-asian="italic" style:font-size-complex="12pt" style:font-style-complex="italic"/>
    </style:style>
    <style:style style:name="T56" style:family="text">
      <style:text-properties officeooo:rsid="0036b271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officeooo:rsid="00305a0c" style:font-weight-asian="bold" style:font-weight-complex="bold"/>
    </style:style>
    <style:style style:name="T59" style:family="text">
      <style:text-properties fo:font-weight="bold" officeooo:rsid="001387ce" style:font-weight-asian="bold" style:font-weight-complex="bold"/>
    </style:style>
    <style:style style:name="T60" style:family="text">
      <style:text-properties fo:font-weight="bold" officeooo:rsid="00162c62" fo:background-color="#ffff00" loext:char-shading-value="0" style:font-weight-asian="bold" style:font-weight-complex="bold"/>
    </style:style>
    <style:style style:name="T61" style:family="text">
      <style:text-properties fo:font-weight="normal" fo:background-color="#ffff00" loext:char-shading-value="0" style:font-weight-asian="normal" style:font-weight-complex="normal"/>
    </style:style>
    <style:style style:name="T62" style:family="text">
      <style:text-properties fo:font-weight="normal" officeooo:rsid="00158851" fo:background-color="#ffff00" loext:char-shading-value="0" style:font-weight-asian="normal" style:font-weight-complex="normal"/>
    </style:style>
    <style:style style:name="T63" style:family="text">
      <style:text-properties fo:font-weight="normal" officeooo:rsid="00162c62" fo:background-color="#ffff00" loext:char-shading-value="0" style:font-weight-asian="normal" style:font-weight-complex="normal"/>
    </style:style>
    <style:style style:name="T64" style:family="text">
      <style:text-properties fo:font-weight="normal" style:font-weight-asian="normal" style:font-weight-complex="normal"/>
    </style:style>
    <style:style style:name="T65" style:family="text">
      <style:text-properties fo:font-weight="normal" officeooo:rsid="001387ce" style:font-weight-asian="normal" style:font-weight-complex="normal"/>
    </style:style>
    <style:style style:name="T66" style:family="text">
      <style:text-properties fo:font-weight="normal" officeooo:rsid="0017bb8b" style:font-weight-asian="normal" style:font-weight-complex="normal"/>
    </style:style>
    <style:style style:name="T67" style:family="text">
      <style:text-properties fo:font-weight="normal" officeooo:rsid="0037ba7a" style:font-weight-asian="normal" style:font-weight-complex="normal"/>
    </style:style>
    <style:style style:name="T68" style:family="text">
      <style:text-properties fo:font-weight="normal" officeooo:rsid="0037d5d6" style:font-weight-asian="normal" style:font-weight-complex="normal"/>
    </style:style>
    <style:style style:name="T69" style:family="text">
      <style:text-properties fo:font-weight="normal" officeooo:rsid="0022b10c" style:font-weight-asian="normal" style:font-weight-complex="normal"/>
    </style:style>
    <style:style style:name="T70" style:family="text">
      <style:text-properties fo:font-weight="normal" officeooo:rsid="0037f25a" style:font-weight-asian="normal" style:font-weight-complex="normal"/>
    </style:style>
    <style:style style:name="T71" style:family="text">
      <style:text-properties fo:font-weight="normal" officeooo:rsid="001df154" style:font-weight-asian="normal" style:font-weight-complex="normal"/>
    </style:style>
    <style:style style:name="T72" style:family="text">
      <style:text-properties fo:font-weight="normal" officeooo:rsid="00191bf5" style:font-weight-asian="normal" style:font-weight-complex="normal"/>
    </style:style>
    <style:style style:name="T73" style:family="text">
      <style:text-properties fo:font-weight="normal" officeooo:rsid="001ce998" style:font-weight-asian="normal" style:font-weight-complex="normal"/>
    </style:style>
    <style:style style:name="T74" style:family="text">
      <style:text-properties fo:font-weight="normal" officeooo:rsid="003842b0" style:font-weight-asian="normal" style:font-weight-complex="normal"/>
    </style:style>
    <style:style style:name="T75" style:family="text">
      <style:text-properties fo:font-weight="normal" officeooo:rsid="003595e3" style:font-weight-asian="normal" style:font-weight-complex="normal"/>
    </style:style>
    <style:style style:name="T76" style:family="text">
      <style:text-properties fo:font-weight="normal" officeooo:rsid="00370036" style:font-weight-asian="normal" style:font-weight-complex="normal"/>
    </style:style>
    <style:style style:name="T77" style:family="text">
      <style:text-properties officeooo:rsid="00179f3a"/>
    </style:style>
    <style:style style:name="T78" style:family="text">
      <style:text-properties officeooo:rsid="00158851"/>
    </style:style>
    <style:style style:name="T79" style:family="text">
      <style:text-properties officeooo:rsid="003595e3"/>
    </style:style>
    <style:style style:name="T80" style:family="text">
      <style:text-properties officeooo:rsid="00310627"/>
    </style:style>
    <style:style style:name="T81" style:family="text">
      <style:text-properties fo:color="#ff0000" fo:font-weight="normal" style:font-weight-asian="normal" style:font-weight-complex="normal"/>
    </style:style>
    <style:style style:name="T82" style:family="text">
      <style:text-properties fo:color="#ff0000" fo:font-weight="normal" officeooo:rsid="001387ce" style:font-weight-asian="normal" style:font-weight-complex="normal"/>
    </style:style>
    <style:style style:name="T83" style:family="text">
      <style:text-properties fo:color="#ff0000" fo:font-weight="normal" officeooo:rsid="001bdbc2" style:font-weight-asian="normal" style:font-weight-complex="normal"/>
    </style:style>
    <style:style style:name="T84" style:family="text">
      <style:text-properties fo:color="#7f00ff"/>
    </style:style>
    <style:style style:name="T85" style:family="text">
      <style:text-properties fo:color="#7f00ff" officeooo:rsid="003595e3"/>
    </style:style>
    <style:style style:name="T86" style:family="text">
      <style:text-properties fo:color="#7f00ff" officeooo:rsid="0037ba7a"/>
    </style:style>
    <style:style style:name="T87" style:family="text">
      <style:text-properties fo:color="#7f00ff" fo:font-weight="normal" officeooo:rsid="003595e3" style:font-weight-asian="normal" style:font-weight-complex="normal"/>
    </style:style>
    <style:style style:name="T88" style:family="text">
      <style:text-properties fo:color="#7f00ff" fo:font-weight="normal" officeooo:rsid="003777b4" style:font-weight-asian="normal" style:font-weight-complex="normal"/>
    </style:style>
    <style:style style:name="T89" style:family="text">
      <style:text-properties fo:color="#7f00ff" officeooo:rsid="003777b4"/>
    </style:style>
    <style:style style:name="T90" style:family="text">
      <style:text-properties fo:color="#7f00ff" officeooo:rsid="003ed31a"/>
    </style:style>
    <style:style style:name="T91" style:family="text">
      <style:text-properties fo:color="#7f00ff" officeooo:rsid="0040decd"/>
    </style:style>
    <style:style style:name="T92" style:family="text">
      <style:text-properties fo:color="#7f00ff" officeooo:rsid="00422243"/>
    </style:style>
    <style:style style:name="T93" style:family="text">
      <style:text-properties officeooo:rsid="0037ba7a"/>
    </style:style>
    <style:style style:name="T94" style:family="text">
      <style:text-properties fo:color="#2bd22b"/>
    </style:style>
    <style:style style:name="T95" style:family="text">
      <style:text-properties fo:color="#2bd22b" officeooo:rsid="003777b4"/>
    </style:style>
    <style:style style:name="T96" style:family="text">
      <style:text-properties fo:color="#2bd22b" officeooo:rsid="0037ba7a"/>
    </style:style>
    <style:style style:name="T97" style:family="text">
      <style:text-properties fo:color="#2bd22b" officeooo:rsid="003ed31a"/>
    </style:style>
    <style:style style:name="T98" style:family="text">
      <style:text-properties fo:color="#2bd22b" officeooo:rsid="0040decd"/>
    </style:style>
    <style:style style:name="T99" style:family="text">
      <style:text-properties fo:color="#2bd22b" officeooo:rsid="00422243"/>
    </style:style>
    <style:style style:name="T100" style:family="text">
      <style:text-properties fo:color="#111111"/>
    </style:style>
    <style:style style:name="T101" style:family="text">
      <style:text-properties fo:color="#111111" officeooo:rsid="0037ba7a"/>
    </style:style>
    <style:style style:name="T102" style:family="text">
      <style:text-properties fo:color="#111111" officeooo:rsid="003595e3"/>
    </style:style>
    <style:style style:name="T103" style:family="text">
      <style:text-properties fo:color="#111111" officeooo:rsid="004ab882"/>
    </style:style>
    <style:style style:name="T104" style:family="text">
      <style:text-properties fo:color="#111111" officeooo:rsid="00162c62"/>
    </style:style>
    <style:style style:name="T105" style:family="text">
      <style:text-properties fo:color="#111111" officeooo:rsid="001df154"/>
    </style:style>
    <style:style style:name="T106" style:family="text">
      <style:text-properties fo:color="#111111" officeooo:rsid="00422243"/>
    </style:style>
    <style:style style:name="T107" style:family="text">
      <style:text-properties officeooo:rsid="001bbe3f"/>
    </style:style>
    <style:style style:name="T108" style:family="text">
      <style:text-properties officeooo:rsid="00426a09"/>
    </style:style>
    <style:style style:name="T109" style:family="text">
      <style:text-properties officeooo:rsid="00370036"/>
    </style:style>
    <style:style style:name="T110" style:family="text">
      <style:text-properties officeooo:rsid="003ed31a"/>
    </style:style>
    <style:style style:name="T111" style:family="text">
      <style:text-properties officeooo:rsid="0040a280"/>
    </style:style>
    <style:style style:name="T112" style:family="text">
      <style:text-properties officeooo:rsid="00422243"/>
    </style:style>
    <style:style style:name="T113" style:family="text">
      <style:text-properties officeooo:rsid="004bb6f2"/>
    </style:style>
    <style:style style:name="T114" style:family="text">
      <style:text-properties fo:font-size="28pt" fo:font-style="italic" officeooo:rsid="00343e5d" style:font-size-asian="28pt" style:font-style-asian="italic" style:font-size-complex="28pt" style:font-style-complex="italic"/>
    </style:style>
    <style:style style:name="T115" style:family="text">
      <style:text-properties officeooo:rsid="00560009"/>
    </style:style>
    <style:style style:name="T116" style:family="text">
      <style:text-properties fo:font-size="12pt"/>
    </style:style>
    <style:style style:name="T117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4pt" fo:font-style="normal" fo:text-shadow="none" style:text-underline-style="solid" style:text-underline-width="auto" style:text-underline-color="font-color" fo:font-weight="normal" style:letter-kerning="true" style:font-name-asian="Noto Sans CJK SC Regular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5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5pt" style:language-asian="zh" style:country-asian="CN" style:font-style-asian="normal" style:font-weight-asian="normal" style:font-name-complex="FreeSans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solid" draw:fill-color="#eeeeee" draw:opacity="50%" fo:min-height="0.7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99cccc" draw:textarea-horizontal-align="justify" draw:textarea-vertical-align="top" draw:auto-grow-height="false" fo:min-height="7.101cm" fo:min-width="14.183cm" fo:padding-top="0.125cm" fo:padding-bottom="0.125cm" fo:padding-left="0.25cm" fo:padding-right="0.25cm" draw:shadow="hidden" draw:shadow-offset-x="0.199cm" draw:shadow-offset-y="0.199cm" draw:shadow-color="#808080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solid" draw:fill-color="#eeeeee" draw:opacity="50%" fo:min-height="0.7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99cccc" draw:textarea-horizontal-align="justify" draw:textarea-vertical-align="top" draw:auto-grow-height="false" fo:min-height="11.866cm" fo:min-width="11.608cm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solid" draw:fill-color="#eeeeee" draw:opacity="50%" fo:min-height="0.7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solid" draw:fill-color="#dddddd" draw:opacity="50%" fo:min-height="0.8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solid" draw:fill-color="#dddddd" draw:opacity="50%" fo:min-height="0.8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solid" draw:fill-color="#dddddd" draw:opacity="50%" fo:min-height="0.8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solid" draw:fill-color="#dddddd" draw:opacity="50%" fo:min-height="0.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solid" draw:fill-color="#cfe7f5" draw:opacity="50%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maquette"/>
      </text:sequence-decls>
      <text:p text:style-name="P35"><text:span text:style-name="T3">C</text:span><text:span text:style-name="T2">ahier de </text:span><text:span text:style-name="T4">Recettes</text:span></text:p>
      <text:p text:style-name="P11"/>
      <text:p text:style-name="P16"/>
      <text:h text:style-name="P60" text:outline-level="2" text:is-list-header="true"><text:bookmark-start text:name="__RefHeading___Toc762_542182526"/><text:span text:style-name="T19">Site Web de Gestion de bibliographie des auteurs</text:span> <text:bookmark-end text:name="__RefHeading___Toc762_542182526"/></text:h>
      <text:p text:style-name="P12"/>
      <text:p text:style-name="P12"/>
      <text:p text:style-name="P13"><text:span text:style-name="T37">Groupe du projet </text:span>L2G2</text:p>
      <text:p text:style-name="P13"/>
      <text:p text:style-name="P14"><text:span text:style-name="T38">Encadrant :</text:span><text:span text:style-name="T39"> </text:span><text:span text:style-name="T40">M. Jean-Guy Mailly</text:span> </text:p>
      <text:p text:style-name="P14"/>
      <text:p text:style-name="P15">Développeurs :</text:p>
      <text:p text:style-name="P9">Makhoukhene Mohand Oubelkacem </text:p>
      <text:p text:style-name="P10">Bouredjioua Sofiane</text:p>
      <text:p text:style-name="P10">Belamiri Rachid</text:p>
      <text:p text:style-name="P10">Ettayeb Ibtissem</text:p>
      <text:p text:style-name="P10"/>
      <text:p text:style-name="P8"/>
      <text:p text:style-name="P8"/>
      <text:p text:style-name="P8"/>
      <text:p text:style-name="P7"><text:span text:style-name="T16">date </text:span><text:span text:style-name="T17">de la réunion: </text:span><text:span text:style-name="T18">13</text:span><text:span text:style-name="T17">/</text:span><text:span text:style-name="T18">02</text:span><text:span text:style-name="T17">/2018</text:span></text:p>
      <text:p text:style-name="P1"/>
      <text:p text:style-name="P2"><text:soft-page-break/>Le sommaire </text:p>
      <text:p text:style-name="P2"/>
      <text:h text:style-name="P34" text:outline-level="1">Introduction :</text:h>
      <text:p text:style-name="Text_20_body"/>
      <text:p text:style-name="P27"><text:tab/><text:span text:style-name="T41">Dans cette étape de notre projet informatique, nous devons réaliser le cahier de recettes. Ce document va décrire le contexte </text:span><text:span text:style-name="T42">et le détail de ces étapes, aussi expliciter les fonctionnalités souhaité</text:span><text:span text:style-name="T43">es</text:span><text:span text:style-name="T42"> par le client.</text:span></text:p>
      <text:p text:style-name="P26">Il lui permet de vérifier que l’application livrée fera bien ce qui était convenu. </text:p>
      <text:p text:style-name="P25"><text:span text:style-name="T6">Il décrit chaque fonctionnalité de notre site web « Gestion de la bibliographie des auteurs » en s’appuyant </text:span>sur le cahier des charges. Il décrit sous quelle forme l’application et sa documentation seront livrées et comment l’application se présentera. Ce document contient également l’ensemble des tests à effectuer afin de vérifier les attentes du client. </text:p>
      <text:p text:style-name="P25">→<text:span text:style-name="T7"> </text:span>Seuls les tests correspondants aux fonctionnalités <text:span text:style-name="T5">obligatoires sont présentes, par contraintes de temps.</text:span></text:p>
      <text:p text:style-name="P24"/>
      <text:p text:style-name="P24"/>
      <text:h text:style-name="Heading_20_1" text:outline-level="1">Soumission :</text:h>
      <text:p text:style-name="Text_20_body"/>
      <text:h text:style-name="Heading_20_2" text:outline-level="2">Remise de l’application :</text:h>
      <text:p text:style-name="P19"><text:tab/>l’application sera déposée (remise) sur la plate-forme Svn (Subversion) qui nous permettra de gérer nos différentes versions du code source, et sauvegarder ce travail étape par étape jusqu’à sa conception.</text:p>
      <text:p text:style-name="P6"/>
      <text:h text:style-name="Heading_20_2" text:outline-level="2">Remise des documents :</text:h>
      <text:p text:style-name="P18"><text:tab/></text:p>
      <text:p text:style-name="P18"><text:tab/>Tout au long de ce projet, nous allons rendre des documents conçu sur la forge. Cela permettra le suivi du projet par notre client.</text:p>
      <text:p text:style-name="P17">→<text:span text:style-name="T44"> </text:span>Voici touts les documents que nous devons remettre à la fin du projet:</text:p>
      <text:p text:style-name="P17"/>
      <text:p text:style-name="P33"/>
      <table:table table:name="Documents_a_Rendre" table:style-name="Documents_5f_a_5f_Rendre">
        <table:table-column table:style-name="Documents_5f_a_5f_Rendre.A"/>
        <table:table-column table:style-name="Documents_5f_a_5f_Rendre.B"/>
        <table:table-column table:style-name="Documents_5f_a_5f_Rendre.C"/>
        <table:table-row table:style-name="Documents_5f_a_5f_Rendre.1">
          <table:table-cell table:style-name="Documents_5f_a_5f_Rendre.A1" office:value-type="string">
            <text:p text:style-name="P28"><text:span text:style-name="T8">Le </text:span><text:span text:style-name="T9">D</text:span><text:span text:style-name="T8">ocument</text:span> </text:p>
          </table:table-cell>
          <table:table-cell table:style-name="Documents_5f_a_5f_Rendre.A1" office:value-type="string">
            <text:p text:style-name="P29">Remis au format</text:p>
          </table:table-cell>
          <table:table-cell table:style-name="Documents_5f_a_5f_Rendre.C1" office:value-type="string">
            <text:p text:style-name="P30">Semaine N°</text:p>
          </table:table-cell>
        </table:table-row>
        <table:table-row table:style-name="Documents_5f_a_5f_Rendre.2">
          <table:table-cell table:style-name="Documents_5f_a_5f_Rendre.A2" office:value-type="string">
            <text:p text:style-name="P31">Cahier des charges </text:p>
          </table:table-cell>
          <table:table-cell table:style-name="Documents_5f_a_5f_Rendre.A2" office:value-type="string">
            <text:p text:style-name="P31">P<text:span text:style-name="T15">DF</text:span></text:p>
          </table:table-cell>
          <table:table-cell table:style-name="Documents_5f_a_5f_Rendre.C2" office:value-type="string">
            <text:p text:style-name="P31">Semaine 03</text:p>
          </table:table-cell>
        </table:table-row>
        <table:table-row table:style-name="Documents_5f_a_5f_Rendre.1">
          <table:table-cell table:style-name="Documents_5f_a_5f_Rendre.A2" office:value-type="string">
            <text:p text:style-name="P31">Cahier de recette </text:p>
          </table:table-cell>
          <table:table-cell table:style-name="Documents_5f_a_5f_Rendre.A2" office:value-type="string">
            <text:p text:style-name="P31">P<text:span text:style-name="T15">DF</text:span></text:p>
          </table:table-cell>
          <table:table-cell table:style-name="Documents_5f_a_5f_Rendre.C2" office:value-type="string">
            <text:p text:style-name="P31">Semaine 04</text:p>
          </table:table-cell>
        </table:table-row>
        <table:table-row table:style-name="Documents_5f_a_5f_Rendre.2">
          <table:table-cell table:style-name="Documents_5f_a_5f_Rendre.A2" office:value-type="string">
            <text:p text:style-name="P31">Conception détaillée</text:p>
          </table:table-cell>
          <table:table-cell table:style-name="Documents_5f_a_5f_Rendre.A2" office:value-type="string">
            <text:p text:style-name="P31">P<text:span text:style-name="T15">DF</text:span></text:p>
          </table:table-cell>
          <table:table-cell table:style-name="Documents_5f_a_5f_Rendre.C2" office:value-type="string">
            <text:p text:style-name="P31">Semaine 05</text:p>
          </table:table-cell>
        </table:table-row>
        <table:table-row table:style-name="Documents_5f_a_5f_Rendre.1">
          <table:table-cell table:style-name="Documents_5f_a_5f_Rendre.A2" office:value-type="string">
            <text:p text:style-name="P31">Le manuel d’utilisation </text:p>
          </table:table-cell>
          <table:table-cell table:style-name="Documents_5f_a_5f_Rendre.A2" office:value-type="string">
            <text:p text:style-name="P31">P<text:span text:style-name="T15">DF</text:span></text:p>
          </table:table-cell>
          <table:table-cell table:style-name="Documents_5f_a_5f_Rendre.C2" office:value-type="string">
            <text:p text:style-name="P32">Semaine 11</text:p>
          </table:table-cell>
        </table:table-row>
        <table:table-row table:style-name="Documents_5f_a_5f_Rendre.1">
          <table:table-cell table:style-name="Documents_5f_a_5f_Rendre.A2" office:value-type="string">
            <text:p text:style-name="P31">Le manuel d’installation </text:p>
          </table:table-cell>
          <table:table-cell table:style-name="Documents_5f_a_5f_Rendre.A2" office:value-type="string">
            <text:p text:style-name="P32">PDF</text:p>
          </table:table-cell>
          <table:table-cell table:style-name="Documents_5f_a_5f_Rendre.C2" office:value-type="string">
            <text:p text:style-name="P32">Semaine 11</text:p>
          </table:table-cell>
        </table:table-row>
        <table:table-row table:style-name="Documents_5f_a_5f_Rendre.7">
          <table:table-cell table:style-name="Documents_5f_a_5f_Rendre.A2" office:value-type="string">
            <text:p text:style-name="P31">Plan des tests</text:p>
          </table:table-cell>
          <table:table-cell table:style-name="Documents_5f_a_5f_Rendre.A2" office:value-type="string">
            <text:p text:style-name="P32">PDF</text:p>
          </table:table-cell>
          <table:table-cell table:style-name="Documents_5f_a_5f_Rendre.C2" office:value-type="string">
            <text:p text:style-name="P32">Semaine 11</text:p>
          </table:table-cell>
        </table:table-row>
        <table:table-row table:style-name="Documents_5f_a_5f_Rendre.8">
          <table:table-cell table:style-name="Documents_5f_a_5f_Rendre.A2" office:value-type="string">
            <text:p text:style-name="P31">Documentation interne du code </text:p>
          </table:table-cell>
          <table:table-cell table:style-name="Documents_5f_a_5f_Rendre.A2" office:value-type="string">
            <text:p text:style-name="P32">PDF</text:p>
          </table:table-cell>
          <table:table-cell table:style-name="Documents_5f_a_5f_Rendre.C2" office:value-type="string">
            <text:p text:style-name="P32">Semaine 11</text:p>
          </table:table-cell>
        </table:table-row>
        <table:table-row table:style-name="Documents_5f_a_5f_Rendre.1">
          <table:table-cell table:style-name="Documents_5f_a_5f_Rendre.A2" office:value-type="string">
            <text:p text:style-name="P31">Rapport du projet </text:p>
          </table:table-cell>
          <table:table-cell table:style-name="Documents_5f_a_5f_Rendre.A2" office:value-type="string">
            <text:p text:style-name="P32">Papier et PDF</text:p>
          </table:table-cell>
          <table:table-cell table:style-name="Documents_5f_a_5f_Rendre.C2" office:value-type="string">
            <text:p text:style-name="P32">Semaine 13</text:p>
          </table:table-cell>
        </table:table-row>
        <table:table-row table:style-name="Documents_5f_a_5f_Rendre.7">
          <table:table-cell table:style-name="Documents_5f_a_5f_Rendre.A2" office:value-type="string">
            <text:p text:style-name="P31">Résumé en français et en anglais </text:p>
          </table:table-cell>
          <table:table-cell table:style-name="Documents_5f_a_5f_Rendre.A2" office:value-type="string">
            <text:p text:style-name="P32">PDF</text:p>
          </table:table-cell>
          <table:table-cell table:style-name="Documents_5f_a_5f_Rendre.C2" office:value-type="string">
            <text:p text:style-name="P32">Semaine 13</text:p>
          </table:table-cell>
        </table:table-row>
        <table:table-row table:style-name="Documents_5f_a_5f_Rendre.1">
          <table:table-cell table:style-name="Documents_5f_a_5f_Rendre.A2" office:value-type="string">
            <text:p text:style-name="P31">Diapositives sonorisées </text:p>
          </table:table-cell>
          <table:table-cell table:style-name="Documents_5f_a_5f_Rendre.A2" office:value-type="string">
            <text:p text:style-name="P32">PDF</text:p>
          </table:table-cell>
          <table:table-cell table:style-name="Documents_5f_a_5f_Rendre.C2" office:value-type="string">
            <text:p text:style-name="P32">Semaine 13</text:p>
          </table:table-cell>
        </table:table-row>
      </table:table>
      <text:p text:style-name="P4"/>
      <text:h text:style-name="Heading_20_2" text:outline-level="2"/>
      <text:h text:style-name="Heading_20_2" text:outline-level="2"><text:span text:style-name="T44">Description de l’application web :</text:span> <text:s text:c="2"/></text:h>
      <text:p text:style-name="P20">Pour bien tester les fonctionnalités du site web on va gérer deux cas :</text:p>
      <text:h text:style-name="Heading_20_3" text:outline-level="3"><text:span text:style-name="T45">1</text:span><text:span text:style-name="T46">er</text:span><text:span text:style-name="T45"> cas : <text:s/></text:span></text:h>
      <text:p text:style-name="P21"><text:span text:style-name="T54"><text:tab/>On se </text:span>met <text:span text:style-name="T45">à</text:span> la place d’un utilisateur «un visiteur du site» souhaitant faire des recherches sur des auteurs ou bien des publications quelconques : <text:s text:c="6"/></text:p>
      <text:list xml:id="list3645837019" text:style-name="L1">
        <text:list-item>
          <text:p text:style-name="P37"><text:span text:style-name="T51">l’utilisateur tape une phrase ou bien un mot dans la barre de recherche et </text:span><text:span text:style-name="T52">souhaite avoir</text:span><text:span text:style-name="T51"> le bon résultat. U</text:span><text:span text:style-name="T52">ne nouvelle page se charge et doit afficher le résultat attendu. <text:s/></text:span></text:p>
        </text:list-item>
        <text:list-item>
          <text:p text:style-name="P38"><text:span text:style-name="T52">L</text:span><text:span text:style-name="T53">e résultat de la recherche doit importer ses renseignement de la base de donnée.</text:span><text:span text:style-name="T55">*!!!!!!!!!!*</text:span></text:p>
        </text:list-item>
      </text:list>
      <text:h text:style-name="P36" text:outline-level="3"><text:span text:style-name="T50">2</text:span><text:span text:style-name="T47">ème </text:span><text:span text:style-name="T48">cas : </text:span></text:h>
      <text:p text:style-name="Text_20_body"><text:span text:style-name="T48"><text:tab/>On se met à la place d’un utilisateur voulant s’</text:span><text:span text:style-name="T49">inscrire ou bien se connecter :</text:span></text:p>
      <text:list xml:id="list2793538971" text:style-name="L2">
        <text:list-item>
          <text:p text:style-name="P40">une fois cliqué sur le bouton « connexion », une nouvelle page se charge et affiche un petit formulaire qui demande <text:span text:style-name="T56">un </text:span>e-mail et <text:span text:style-name="T56">un</text:span> mot de passe pour s’<text:span text:style-name="T56">identifier et se</text:span> connecter <text:span text:style-name="T56">à</text:span> son compte s’il déjà inscris. </text:p>
        </text:list-item>
        <text:list-item>
          <text:p text:style-name="P41"><text:span text:style-name="T56">S</text:span>inon, y aura un bouton « s’inscrire » au dess<text:span text:style-name="T56">o</text:span>us pour pouvoir s’inscrire. <text:span text:style-name="T56">D</text:span>ans ce cas <text:span text:style-name="T56">on clique sur ce bouton et une nouvelle page se charge contenant un formulaire à remplir qui demande les coordonnés suivant : nom, prénom, (surnom), e-mail, confirmation de l’e-mail, mot de passe, confirmation de mot de passe.</text:span></text:p>
          <text:p text:style-name="P42"><text:soft-page-break/></text:p>
        </text:list-item>
        <text:list-item>
          <text:p text:style-name="P42">Voici une maquette qui représente à quoi correspondre à peut près le résultat : </text:p>
        </text:list-item>
      </text:list>
      <text:p text:style-name="Text_20_body"/>
      <text:p text:style-name="Text_20_body"/>
      <text:p text:style-name="Text_20_body"><draw:frame draw:style-name="fr1" draw:name="Cadre2" text:anchor-type="paragraph" svg:x="0.538cm" svg:y="0.277cm" svg:width="14.686cm" draw:z-index="10"><draw:text-box fo:min-height="6.625cm"><text:p text:style-name="maquette"><draw:custom-shape text:anchor-type="paragraph" draw:z-index="11" draw:name="Forme1" draw:style-name="gr2" draw:text-style-name="P88" svg:width="14.685cm" svg:height="7.353cm" svg:x="0cm" svg:y="0.002cm"><text:p text:style-name="P86"><text:span text:style-name="T117">Connex</text:span><text:span text:style-name="T117">ion</text:span><text:span text:style-name="T118"> </text:span></text:p><text:p text:style-name="P86"><text:span text:style-name="T118"/></text:p><text:p text:style-name="P87"><text:span text:style-name="T118"><text:tab/></text:span><text:span text:style-name="T119">E-</text:span><text:span text:style-name="T119">mail :</text:span><text:span text:style-name="T120"> </text:span><text:span text:style-name="T118"><text:s/></text:span></text:p><text:p text:style-name="P86"><text:span text:style-name="T118"/></text:p><text:p text:style-name="P87"><text:span text:style-name="T118"><text:tab/></text:span><text:span text:style-name="T119">Mot de </text:span><text:span text:style-name="T119">passe :</text:span></text:p><text:p text:style-name="P86"><text:span text:style-name="T118"/></text:p><text:p text:style-name="P86"><text:span text:style-name="T121">S’inscrir</text:span><text:span text:style-name="T121">e</text:span></text:p><draw:enhanced-geometry svg:viewBox="0 0 21600 21600" draw:type="rectangle" draw:enhanced-path="M 0 0 L 21600 0 21600 21600 0 21600 0 0 Z N"/></draw:custom-shape>maquette <text:sequence text:ref-name="refmaquette0" text:name="maquette" text:formula="ooow:maquette+1" style:num-format="1">1</text:sequence>: Bouton de connexion </text:p></draw:text-box></draw:frame><draw:frame text:anchor-type="paragraph" draw:z-index="9" draw:name="Forme2" draw:style-name="gr1" draw:text-style-name="P85" svg:width="8.82cm" svg:height="0.743cm" svg:x="4.939cm" svg:y="1.706cm"><draw:text-box><text:p><text:span text:style-name="T116">Ex.bouredjiouasofiane@gmail.com</text:span></text:p></draw:text-box></draw:frame><draw:frame text:anchor-type="paragraph" draw:z-index="12" draw:name="Forme3" draw:style-name="gr3" draw:text-style-name="P89" svg:width="8.434cm" svg:height="0.773cm" svg:x="6.904cm" svg:y="3.087cm"><draw:text-box><text:p>******************</text:p></draw:text-box></draw:frame></text:p>
      <text:p text:style-name="P22"><text:s text:c="2"/></text:p>
      <text:p text:style-name="P5"><draw:frame draw:style-name="fr2" draw:name="Cadre3" text:anchor-type="paragraph" svg:x="1.376cm" svg:y="0.064cm" svg:width="11.613cm" draw:z-index="13"><draw:text-box fo:min-height="11.596cm"><text:p text:style-name="maquette"><draw:custom-shape text:anchor-type="paragraph" draw:z-index="14" draw:name="Forme4" draw:style-name="gr4" draw:text-style-name="P91" svg:width="11.609cm" svg:height="11.866cm" svg:x="0cm" svg:y="0cm"><text:p text:style-name="P90"><text:span text:style-name="T122"><text:tab/></text:span><text:span text:style-name="T122"><text:tab/></text:span><text:span text:style-name="T122"><text:tab/></text:span><text:span text:style-name="T122"><text:tab/></text:span><text:span text:style-name="T122"> <text:s text:c="2"/></text:span></text:p><text:p text:style-name="P90"><text:span text:style-name="T122"><text:tab/></text:span><text:span text:style-name="T122"><text:tab/></text:span><text:span text:style-name="T122"><text:tab/></text:span><text:span text:style-name="T122"><text:tab/></text:span><text:span text:style-name="T122"> </text:span><text:span text:style-name="T123">Inscription </text:span></text:p><text:p text:style-name="P90"><text:span text:style-name="T124"><text:tab/></text:span><text:span text:style-name="T124"><text:tab/></text:span></text:p><text:p text:style-name="P90"><text:span text:style-name="T124"><text:tab/></text:span></text:p><text:p text:style-name="P90"><text:span text:style-name="T124"><text:tab/></text:span><text:span text:style-name="T124"> </text:span></text:p><text:p text:style-name="P90"><text:span text:style-name="T124"/></text:p><text:p text:style-name="P90"><text:span text:style-name="T124"><text:tab/></text:span></text:p><text:p text:style-name="P90"><text:span text:style-name="T124"/></text:p><text:p text:style-name="P90"><text:span text:style-name="T124"><text:tab/></text:span></text:p><text:p text:style-name="P90"><text:span text:style-name="T124"/></text:p><text:p text:style-name="P90"><text:span text:style-name="T124"/></text:p><text:p text:style-name="P90"><text:span text:style-name="T124"/></text:p><text:p text:style-name="P90"><text:span text:style-name="T124"/></text:p><text:p text:style-name="P90"><text:span text:style-name="T124"/></text:p><text:p text:style-name="P90"><text:span text:style-name="T124"/></text:p><text:p text:style-name="P90"><text:span text:style-name="T124"/></text:p><text:p text:style-name="P90"><text:span text:style-name="T124"/></text:p><text:p text:style-name="P90"><text:span text:style-name="T124"/></text:p><text:p text:style-name="P90"><text:span text:style-name="T124"/></text:p><text:p text:style-name="P90"><text:span text:style-name="T124"/></text:p><text:p text:style-name="P90"><text:span text:style-name="T124"/></text:p><text:p text:style-name="P90"><text:span text:style-name="T124"/></text:p><text:p text:style-name="P90"><text:span text:style-name="T124"><text:tab/></text:span><text:span text:style-name="T124"><text:tab/></text:span><text:span text:style-name="T124"><text:tab/></text:span><text:span text:style-name="T124"><text:tab/></text:span><text:span text:style-name="T124"><text:tab/></text:span><text:span text:style-name="T124"><text:tab/></text:span><text:span text:style-name="T124"><text:tab/></text:span></text:p><draw:enhanced-geometry svg:viewBox="0 0 21600 21600" draw:type="rectangle" draw:enhanced-path="M 0 0 L 21600 0 21600 21600 0 21600 0 0 Z N"/></draw:custom-shape>maquette <text:sequence text:ref-name="refmaquette1" text:name="maquette" text:formula="ooow:maquette+1" style:num-format="1">2</text:sequence>: Le clique sur le bouton s'inscrire</text:p></draw:text-box></draw:frame> <text:s text:c="5"/></text:p>
      <text:p text:style-name="Text_20_body"><draw:frame text:anchor-type="paragraph" draw:z-index="15" draw:name="Forme5" draw:style-name="gr5" draw:text-style-name="P89" svg:width="8.72cm" svg:height="0.74cm" svg:x="2.738cm" svg:y="0.399cm"><draw:text-box><text:p>Nom</text:p></draw:text-box></draw:frame><draw:frame text:anchor-type="paragraph" draw:z-index="16" draw:name="Forme6" draw:style-name="gr6" draw:text-style-name="P92" svg:width="8.669cm" svg:height="0.809cm" svg:x="2.738cm" svg:y="1.995cm"><draw:text-box><text:p>Prenom</text:p></draw:text-box></draw:frame><draw:frame text:anchor-type="paragraph" draw:z-index="17" draw:name="Forme7" draw:style-name="gr7" draw:text-style-name="P92" svg:width="8.635cm" svg:height="0.89cm" svg:x="2.722cm" svg:y="3.658cm"><draw:text-box><text:p>E-mail</text:p></draw:text-box></draw:frame><draw:frame text:anchor-type="paragraph" draw:z-index="18" draw:name="Forme8" draw:style-name="gr8" draw:text-style-name="P92" svg:width="8.751cm" svg:height="0.825cm" svg:x="2.704cm" svg:y="5.221cm"><draw:text-box><text:p>Confirmation e-mail</text:p></draw:text-box></draw:frame><draw:frame text:anchor-type="paragraph" draw:z-index="19" draw:name="Forme9" draw:style-name="gr9" draw:text-style-name="P92" svg:width="8.702cm" svg:height="0.791cm" svg:x="2.688cm" svg:y="8.537cm"><draw:text-box><text:p>Confirmation mot de passe</text:p></draw:text-box></draw:frame><draw:frame text:anchor-type="paragraph" draw:z-index="20" draw:name="Forme9" draw:style-name="gr9" draw:text-style-name="P92" svg:width="8.702cm" svg:height="0.791cm" svg:x="2.688cm" svg:y="6.983cm"><draw:text-box><text:p>Mot de passe</text:p></draw:text-box></draw:frame><text:span text:style-name="T11"> <text:s/></text:span><text:span text:style-name="T10"><text:s text:c="4"/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text:anchor-type="paragraph" draw:z-index="21" draw:name="Forme10" draw:style-name="gr10" draw:text-style-name="P93" svg:width="1.865cm" svg:height="0.489cm" svg:x="9.458cm" svg:y="-0.136cm"><draw:text-box><text:p><text:span text:style-name="T116"><text:s/></text:span><text:span text:style-name="T116">s’inscrire </text:span></text:p></draw:text-box></draw:frame></text:p>
      <text:p text:style-name="P3"><text:soft-page-break/></text:p>
      <text:list xml:id="list1754360433" text:style-name="L10">
        <text:list-item>
          <text:p text:style-name="P39"><text:span text:style-name="T114">Pour les non-connectés :</text:span></text:p>
        </text:list-item>
      </text:list>
      <text:p text:style-name="P61">Les Tests qu’il faudra faire :</text:p>
      <text:p text:style-name="P62"/>
      <text:p text:style-name="P62"><text:span text:style-name="T57">Les</text:span> <text:span text:style-name="T57">Boutons de l’affichage (menu) :</text:span></text:p>
      <text:p text:style-name="P62"><text:span text:style-name="T60">1. <text:s text:c="2"/></text:span><text:span text:style-name="T61">Connexion :</text:span></text:p>
      <text:p text:style-name="P63">IL y aura deux <text:span text:style-name="T77">boites de </text:span>formu<text:span text:style-name="T78">l</text:span>aires qui vont s’af<text:span text:style-name="T78">f</text:span>icher, <text:span text:style-name="T79">que l’utilisateur doit remplir :</text:span></text:p>
      <text:p text:style-name="P63">-1-<text:span text:style-name="T57"> </text:span><text:span text:style-name="T58">Adresse e-mail</text:span>: Entrer s<text:span text:style-name="T80">a boite e-mail</text:span> .</text:p>
      <text:p text:style-name="P84"><text:span text:style-name="T65">-2-</text:span><text:span text:style-name="T59">Mot de passes </text:span><text:span text:style-name="T65">: Entrer son mot de passes</text:span></text:p>
      <text:p text:style-name="P78"><text:span text:style-name="T65"/></text:p>
      <text:p text:style-name="P80"><text:span text:style-name="T82"><text:tab/><text:tab/><text:tab/>*</text:span><text:span text:style-name="T81">En cas d’erreur !</text:span></text:p>
      <text:p text:style-name="P80"><text:span text:style-name="T81"/></text:p>
      <text:p text:style-name="P64"/>
      <text:p text:style-name="P64"><text:span text:style-name="T85">Cas n°2 </text:span>: <text:span text:style-name="T93">Si l’utilisateur entre une fausse boite e-mail ou un faux mot de passe.</text:span></text:p>
      <text:p text:style-name="P65"><text:span text:style-name="T94">Solution </text:span><text:span text:style-name="T95">n</text:span><text:span text:style-name="T94">°</text:span><text:span text:style-name="T96">2 : </text:span><text:span text:style-name="T101">L’adresse e-mail que vous avez entrer est fausse !</text:span></text:p>
      <text:p text:style-name="P81"><text:s text:c="23"/>Le mot de passe que vous avez entrer est faux !</text:p>
      <text:p text:style-name="P81"/>
      <text:p text:style-name="P64"><text:span text:style-name="T85">Cas n°</text:span><text:span text:style-name="T86">3 :</text:span><text:span text:style-name="T102"> </text:span><text:span text:style-name="T101">Si l’utilisateur a oublié son mot de passe.</text:span></text:p>
      <text:p text:style-name="P65"><text:span text:style-name="T96">Solution </text:span><text:span text:style-name="T95">n</text:span><text:span text:style-name="T96">°3 :</text:span><text:span text:style-name="T101"> l’utilisateur </text:span><text:span text:style-name="T103">appuiera</text:span><text:span text:style-name="T101"> sur le lien en dessous des deux formulaires, nommé :</text:span><text:span text:style-name="T104">« Mot de passe oublié ? ».</text:span></text:p>
      <text:p text:style-name="P80"><text:span text:style-name="T64"><text:s/>I</text:span><text:span text:style-name="T66">l y aura </text:span><text:span text:style-name="T67">par le suite </text:span><text:span text:style-name="T66"><text:s/>une procédure de récupération du mot de passe, qui va suivre :</text:span></text:p>
      <text:list xml:id="list1502235528" text:style-name="L11">
        <text:list-item>
          <text:p text:style-name="P67">Une boite, pour inscrire la boite e<text:span text:style-name="T93">-</text:span>mail de l’intéressé. <text:s/></text:p>
        </text:list-item>
        <text:list-item>
          <text:p text:style-name="P82"><text:span text:style-name="T64">Un message, expliquant qu’un nouveau <text:s/>nouveau mot de passe </text:span><text:span text:style-name="T68">a</text:span><text:span text:style-name="T64"> été envoyé </text:span><text:span text:style-name="T69">à</text:span><text:span text:style-name="T64"> la boite e</text:span><text:span text:style-name="T70">-</text:span><text:span text:style-name="T64">mai</text:span><text:span text:style-name="T71">l</text:span><text:span text:style-name="T64">, <text:s/></text:span><text:span text:style-name="T72">pour se con</text:span><text:span text:style-name="T73">n</text:span><text:span text:style-name="T72">ecter et l</text:span><text:span text:style-name="T74">e </text:span><text:span text:style-name="T72">changer .</text:span><text:span text:style-name="T64"> </text:span></text:p>
        </text:list-item>
      </text:list>
      <text:p text:style-name="P68"/>
      <text:p text:style-name="P84"><text:span text:style-name="T62"><text:s/></text:span><text:span text:style-name="T63">2. <text:s text:c="3"/></text:span><text:span text:style-name="T62">S’inscrire :</text:span></text:p>
      <text:p text:style-name="P69">On va avoir un menu qui va s’afficher, <text:span text:style-name="T115">vu au pars avant dans la maquette 2.</text:span></text:p>
      <text:p text:style-name="P69"/>
      <text:p text:style-name="P83"><text:span text:style-name="T81">*</text:span><text:span text:style-name="T83">Les erreurs susceptibles de rencontré :</text:span></text:p>
      <text:p text:style-name="P83"><text:span text:style-name="T83"/></text:p>
      <text:p text:style-name="P83"><text:span text:style-name="T87">Cas </text:span><text:span text:style-name="T88">n</text:span><text:span text:style-name="T87">°</text:span><text:span text:style-name="T88">1</text:span><text:span text:style-name="T75"> : </text:span><text:span text:style-name="T76">Si l’utilisateur essaye de s’inscrire sans remplir aucune information.</text:span></text:p>
      <text:list xml:id="list1716052758" text:style-name="L12">
        <text:list-header>
          <text:p text:style-name="P66"><text:span text:style-name="T94">Solution </text:span><text:span text:style-name="T95">n</text:span><text:span text:style-name="T94">°1</text:span> : un message d’erreur s’affichera :  « Remplissez les champs <text:span text:style-name="T108">obligatoires </text:span>! »</text:p>
        </text:list-header>
      </text:list>
      <text:p text:style-name="P78"/>
      <text:p text:style-name="P71"><text:span text:style-name="T84"><text:s/>Cas </text:span><text:span text:style-name="T89">n</text:span><text:span text:style-name="T84">°</text:span><text:span text:style-name="T90">2</text:span> : <text:span text:style-name="T109">Si utilisateur entre une adresse e-mail qui existe déjà.</text:span></text:p>
      <text:p text:style-name="P65"><text:span text:style-name="T94">Solution </text:span><text:span text:style-name="T95">n</text:span><text:span text:style-name="T94">°</text:span><text:span text:style-name="T97">2</text:span>: un message d’erreur s’affichera :  « <text:span text:style-name="T110">L’adresse e-mail entrer existe déjà</text:span> ! »</text:p>
      <text:p text:style-name="P72"/>
      <text:p text:style-name="P78"/>
      <text:p text:style-name="P71"><text:span text:style-name="T84"><text:s/>Cas </text:span><text:span text:style-name="T89">n</text:span><text:span text:style-name="T84">°</text:span><text:span text:style-name="T91">3</text:span> : <text:span text:style-name="T109">Si l’utilisateur essaye d’inscrire une adresse e-mail non conforme (sans le @, syntaxe fausse...) .</text:span></text:p>
      <text:p text:style-name="P79"><text:span text:style-name="T94">Solution </text:span><text:span text:style-name="T95">n</text:span><text:span text:style-name="T94">°</text:span><text:span text:style-name="T98">3</text:span><text:span text:style-name="T100"> : un message d’erreur s’affichera :  « </text:span><text:span text:style-name="T105">L’adresse e-mail que vous avez entr</text:span><text:span text:style-name="T106">er</text:span><text:span text:style-name="T105"> est incorrect</text:span><text:span text:style-name="T100"> ! »</text:span></text:p>
      <text:p text:style-name="P79"/>
      <text:p text:style-name="P71"><text:span text:style-name="T84"><text:s/>Cas </text:span><text:span text:style-name="T89">n</text:span><text:span text:style-name="T84">°</text:span><text:span text:style-name="T91">4</text:span> : <text:span text:style-name="T109">Si l’utilisateur entre une adresse e-mail dans le champs « Confirmez votre adresse e-mail », qui ne correspond pas à celle entrer au préalable. </text:span></text:p>
      <text:p text:style-name="P65"><text:span text:style-name="T94">Solution </text:span><text:span text:style-name="T95">n</text:span><text:span text:style-name="T94">°</text:span><text:span text:style-name="T98">4</text:span> : un message d’erreur s’affichera :  « <text:span text:style-name="T111">Votre adresse e-mail ne correspond pas à celle entrer </text:span> ! »</text:p>
      <text:p text:style-name="P73"/>
      <text:p text:style-name="P78"><text:soft-page-break/></text:p>
      <text:p text:style-name="P71"><text:span text:style-name="T84"><text:s/>Cas </text:span><text:span text:style-name="T89">n</text:span><text:span text:style-name="T84">°</text:span><text:span text:style-name="T92">5</text:span> <text:span text:style-name="T109">Si l’utilisateur entre un mot de passe dans le champs « Confirmez votre mot de passe », qui ne correspond pas à celui entrer au préalable. .</text:span></text:p>
      <text:p text:style-name="P65"><text:span text:style-name="T94">Solution </text:span><text:span text:style-name="T95">n</text:span><text:span text:style-name="T94">°</text:span><text:span text:style-name="T99">5</text:span> : un message d’erreur s’affichera :  « <text:span text:style-name="T112">Votre mot de passe ne correspond pas à celui entrez </text:span>! »</text:p>
      <text:p text:style-name="P74"/>
      <text:p text:style-name="P69"/>
      <text:p text:style-name="P76">3. <text:s/>Les plus visités :</text:p>
      <text:list xml:id="list676257460" text:style-name="L13">
        <text:list-item>
          <text:p text:style-name="P75">Dans la section  « LES PLUS VISITÉS » : il y aura une liste d’articles, avec leurs titre, sélectionner du plus vus au moins vus (<text:span text:style-name="T113">au plus</text:span> 10 artic<text:span text:style-name="T113">l</text:span>es<text:span text:style-name="T113">)</text:span>.</text:p>
          <text:p text:style-name="P77">-Quant l’utilisateur choisira un article à lire, il sera dirigé via un lien vers ce fameux article.</text:p>
        </text:list-item>
      </text:list>
      <text:p text:style-name="P58"/>
      <text:list xml:id="list2041587519" text:style-name="L3">
        <text:list-item>
          <text:p text:style-name="P44"><text:span text:style-name="T20">Le bloc de recherches : </text:span><text:span text:style-name="T21">le bloc de recherche est un filtre qui sert a chercher une publication bien précise ou bien un auteur bien précis. On aura les bouton suivants comme filtre : Nom d’auteur, livre, revue, </text:span><text:span text:style-name="T22">conférence.</text:span></text:p>
          <text:p text:style-name="P44"><text:span text:style-name="T21"><text:s/>Exemple : On veut consulter la bibliographie de «Balzac», l’utilisateur </text:span><text:span text:style-name="T22">clique directement sur le bouton « nom d’auteur » et la liste des auteurs existants s’affich</text:span><text:span text:style-name="T23">e,</text:span><text:span text:style-name="T22"> et on trouve </text:span><text:span text:style-name="T23">balzac parmi cette liste (mais dans notre cas, la base de donnée sera vide donc on va pas trouver balzac).</text:span><text:span text:style-name="T22"> </text:span><text:span text:style-name="T21"><text:s/></text:span></text:p>
        </text:list-item>
        <text:list-item>
          <text:p text:style-name="P45"><text:span text:style-name="T21">U</text:span><text:span text:style-name="T20">ne fois un utilisateur connecté (il s’est identifié) , il peut gérer son compte : ajout, suppression, mis à jour de ses publication.</text:span></text:p>
          <text:p text:style-name="P43"><text:span text:style-name="T27">Ici </text:span><text:span text:style-name="T24">dans ce cas, </text:span><text:span text:style-name="T27">le site doit permettre </text:span><text:span text:style-name="T24">à</text:span><text:span text:style-name="T27"> </text:span><text:span text:style-name="T24">l’</text:span><text:span text:style-name="T27">utilisateur de modifier une ou plusieurs </text:span><text:span text:style-name="T24">publications selon son choix : ajouter(publier) un livre, une revue, conférence, </text:span><text:span text:style-name="T25">un chapitre d’un livre.</text:span></text:p>
          <text:p text:style-name="P48"/>
          <text:p text:style-name="P48"/>
        </text:list-item>
      </text:list>
      <text:p text:style-name="P59"/>
      <text:list xml:id="list145303441353393" text:continue-numbering="true" text:style-name="L3">
        <text:list-item>
          <text:p text:style-name="P46"><text:span text:style-name="T25">***</text:span><text:span text:style-name="T20">============================================================</text:span></text:p>
          <text:p text:style-name="P49"/>
        </text:list-item>
        <text:list-item>
          <text:p text:style-name="P53"><text:span text:style-name="T10">La barre de recherche : lorsque l’utilisateur tape un mot ou bien une phrase dans la barre de recherche, on doit s’assurer que </text:span><text:span text:style-name="T12">le moteur de recherche doit être capable de comprendre ce qui est tapé, et bien répondre à la question posé</text:span><text:span text:style-name="T14">e</text:span><text:span text:style-name="T12">.</text:span></text:p>
        </text:list-item>
        <text:list-item>
          <text:p text:style-name="P46"><text:span text:style-name="T26">O</text:span><text:span text:style-name="T20">n mettra des mots clés pour filtrer les recherches :</text:span></text:p>
          <text:p text:style-name="P50">→ le tiret unaire « - » va avoir plusieurs significations :</text:p>
        </text:list-item>
        <text:list-item>
          <text:p text:style-name="P47"><text:span text:style-name="T20">si on </text:span><text:span text:style-name="T28">écrit</text:span><text:span text:style-name="T20"> le tiret entre deux dates (</text:span><text:span text:style-name="T29">Ex. </text:span><text:span text:style-name="T28">Balzac </text:span><text:span text:style-name="T20">1</text:span><text:span text:style-name="T28">820</text:span><text:span text:style-name="T20">-18</text:span><text:span text:style-name="T28">5</text:span><text:span text:style-name="T20">0) ça veut bien dire q</text:span><text:span text:style-name="T29">u’on</text:span><text:span text:style-name="T28"> cherche</text:span><text:span text:style-name="T20"> </text:span><text:span text:style-name="T28">les publications dont l</text:span><text:span text:style-name="T29">es</text:span><text:span text:style-name="T28"> </text:span><text:span text:style-name="T20">date</text:span><text:span text:style-name="T29">s</text:span><text:span text:style-name="T20"> </text:span><text:span text:style-name="T29">sont</text:span><text:span text:style-name="T20"> comprise</text:span><text:span text:style-name="T29">s</text:span><text:span text:style-name="T20"> entre </text:span><text:span text:style-name="T28">1820 et 1850.</text:span></text:p>
        </text:list-item>
        <text:list-item>
          <text:p text:style-name="P54"><text:span text:style-name="T20">si on écrit le tiret avant une date (Balzac -18</text:span><text:span text:style-name="T29">4</text:span><text:span text:style-name="T20">0) ça doit nous filtrer les recherches et nous donne toutes les publications de Balzac avant 18</text:span><text:span text:style-name="T29">4</text:span><text:span text:style-name="T20">0.</text:span></text:p>
        </text:list-item>
      </text:list>
      <text:p text:style-name="P51"/>
      <text:list xml:id="list4214170392" text:style-name="L4">
        <text:list-item>
          <text:p text:style-name="P55"><text:span text:style-name="T20">On doit aussi mettre le nom </text:span><text:span text:style-name="T29">et prénom </text:span><text:span text:style-name="T20">de l’auteur </text:span><text:span text:style-name="T32">ainsi que les noms des publications </text:span><text:span text:style-name="T20">comme </text:span><text:span text:style-name="T32">des </text:span><text:span text:style-name="T20">mot</text:span><text:span text:style-name="T32">s</text:span><text:span text:style-name="T20"> clé</text:span><text:span text:style-name="T32">s lors de la recherche, pour faciliter ce processus et bien filtrer les résultats. </text:span></text:p>
          <text:p text:style-name="P55"><text:span text:style-name="T29">→</text:span><text:span text:style-name="T30"> On se met dans un cas ou l’utilisateur essaie de faire une recherche sur les publications (de Balzac par exemple)</text:span></text:p>
        </text:list-item>
        <text:list-item>
          <text:p text:style-name="P56"><text:span text:style-name="T29">Si la publication n’existe pas, on doit rendre un petit message, </text:span><text:span text:style-name="T35">Ex. « Aucun r</text:span><text:span text:style-name="T36">é</text:span><text:span text:style-name="T35">sultat pour </text:span><text:span text:style-name="T34">Balzac 1860-1900. »</text:span><text:span text:style-name="T29"> </text:span></text:p>
        </text:list-item>
        <text:list-item>
          <text:p text:style-name="P57"><text:span text:style-name="T30">Si la publication </text:span><text:span text:style-name="T31">ou les publications</text:span><text:span text:style-name="T30"> existe</text:span><text:span text:style-name="T31">s</text:span><text:span text:style-name="T30">, on doit afficher les éléments suivants : le titre de la publication, </text:span><text:span text:style-name="T32">son type, </text:span><text:span text:style-name="T30">l’auteur et </text:span><text:span text:style-name="T32">le/</text:span><text:span text:style-name="T30">les co-auteur</text:span><text:span text:style-name="T32">(</text:span><text:span text:style-name="T30">s</text:span><text:span text:style-name="T32">)</text:span><text:span text:style-name="T30"> si y en a, </text:span><text:span text:style-name="T32">la date de la publication et de son édition.</text:span></text:p>
        </text:list-item>
      </text:list>
      <text:p text:style-name="P52"/>
      <text:p text:style-name="P23"><text:span text:style-name="T30">***</text:span><text:span text:style-name="T33">====================================================================</text:span></text:p>
      <text:p text:style-name="P51"/>
      <text:p text:style-name="P51"/>
      <text:p text:style-name="P51"/>
      <text:p text:style-name="P5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Gras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666666" style:font-name="Liberation Serif1" fo:font-family="'Liberation Serif'" style:font-style-name="Gras" style:font-family-generic="roman" style:font-pitch="variable" fo:font-size="40pt" fo:font-weight="bold" style:font-size-asian="28pt" style:font-weight-asian="bold" style:font-size-complex="28pt" style:font-weight-complex="60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color="#0084d1" fo:font-size="145%" fo:font-style="italic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color="#729fcf" fo:font-size="110%" fo:font-style="italic" fo:font-weight="normal" style:font-size-asian="115%" style:font-weight-asian="bold" style:font-size-complex="115%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color="#669999" fo:font-size="101%" fo:font-weight="bold" style:font-size-asian="101%" style:font-weight-asian="bold" style:font-size-complex="101%" style:font-weight-complex="bold"/>
    </style:style>
    <style:style style:name="maquette" style:family="paragraph" style:parent-style-name="Caption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tyle="italic" fo:font-weight="bold" officeooo:rsid="00282a85" style:font-style-asian="italic" style:font-weight-asian="bold" style:font-style-complex="italic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x="-0.152cm" svg:y="-1.986cm" svg:width="8.511cm" svg:height="2.723cm" draw:z-index="7"><draw:image xlink:href="Pictures/1000020100000236000000B4B3713A595CF1BBBA.png" xlink:type="simple" xlink:show="embed" xlink:actuate="onLoad"/></draw:frame><text:tab/> <text:s text:c="131"/><text:span text:style-name="MT1">L2G2</text:span></text:p>
      </style:header>
    </style:master-page>
    <style:master-page style:name="First_20_Page" style:display-name="First Page" style:page-layout-name="Mpm1" style:next-style-name="Standard">
      <style:header>
        <text:p text:style-name="Header"><draw:frame draw:style-name="Mfr1" draw:name="Image2" text:anchor-type="paragraph" svg:x="-0.199cm" svg:y="-2cm" svg:width="8.675cm" svg:height="2.759cm" draw:z-index="8"><draw:image xlink:href="Pictures/1000020100000236000000B4B3713A595CF1BBBA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1T15:10:04.323909812</meta:creation-date>
    <dc:date>2018-02-14T14:53:02.582285262</dc:date>
    <meta:editing-duration>PT3H26M7S</meta:editing-duration>
    <meta:editing-cycles>21</meta:editing-cycles>
    <meta:generator>LibreOffice/5.3.7.2$Linux_X86_64 LibreOffice_project/6b8ed514a9f8b44d37a1b96673cbbdd077e24059</meta:generator>
    <meta:document-statistic meta:table-count="1" meta:image-count="2" meta:object-count="0" meta:page-count="9" meta:paragraph-count="124" meta:word-count="1376" meta:character-count="8076" meta:non-whitespace-character-count="6601"/>
  </office:meta>
</office:document-meta>
</file>